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0</text:p>
      <text:p text:style-name="P3"/>
      <text:p text:style-name="P4">Dátum stretnutia:<text:span text:style-name="T1"><text:tab/>22. 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4. 4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Plánovanie odovzdávania a práca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diskusia ohľadom problémov s dumpom databázy systému YonBan</text:p>
          <text:list>
            <text:list-item>
              <text:p text:style-name="P23">v dumpe nie sú zachytené vzťahy medzi tabuľkami, takže z nich nevieme importovať dáta</text:p>
            </text:list-item>
          </text:list>
        </text:list-item>
      </text:list>
      <text:p text:style-name="P11"/>
      <text:list text:style-name="L1">
        <text:list-item text:start-value="1">
          <text:p text:style-name="P23">plánovanie odovzdania projektu:</text:p>
          <text:list>
            <text:list-item>
              <text:p text:style-name="P23">doc. Minárová<text:span text:style-name="T3"> nás informovala o priebehu odovzdávania projektu</text:span></text:p>
            </text:list-item>
            <text:list-item>
              <text:p text:style-name="P23">dohodli sme sa na termíne odovzdania - 29. 4. 2008</text:p>
            </text:list-item>
            <text:list-item>
              <text:p text:style-name="P23">konkurenčnému tímu odovzdáme:</text:p>
            </text:list-item>
          </text:list>
        </text:list-item>
        <text:list-item>
          <text:p text:style-name="P34">výsledný produkt (na CD, prípadne online prístupný na serveri)</text:p>
        </text:list-item>
        <text:list-item>
          <text:p text:style-name="P34">potrebnú dokumentáciu v elektronickej forme (používateľská a inštalačná príručka)</text:p>
        </text:list-item>
      </text:list>
      <text:p text:style-name="P22"/>
      <text:list text:style-name="L1">
        <text:list-item text:start-value="1">
          <text:p text:style-name="P23"><text:soft-page-break/>práca na projekte:</text:p>
          <text:list>
            <text:list-item>
              <text:p text:style-name="P23">úprava exportu životopisu do pdf</text:p>
              <text:list>
                <text:list-item>
                  <text:p text:style-name="P23">zapracovanie nových prekladových reťazcov</text:p>
                </text:list-item>
                <text:list-item>
                  <text:p text:style-name="P23">vytvorenie príslušných prekladových funkcií</text:p>
                </text:list-item>
              </text:list>
            </text:list-item>
            <text:list-item>
              <text:p text:style-name="P23">úprava CSS štýlov v nových častiach systému</text:p>
            </text:list-item>
          </text:list>
        </text:list-item>
      </text:list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1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zrušené</text:p>
          </table:table-cell>
        </table:table-row>
        <table:table-row table:style-name="Tabuľka1.2">
          <table:table-cell table:style-name="Tabuľka1.A2" office:value-type="string">
            <text:p text:style-name="P21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20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21">15.3</text:p>
          </table:table-cell>
          <table:table-cell table:style-name="Tabuľka1.A4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21">16.2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prekladových reťazcov</text:p>
          </table:table-cell>
          <table:table-cell table:style-name="Tabuľka1.A2" office:value-type="string">
            <text:p text:style-name="P17">18. 3. 08</text:p>
          </table:table-cell>
          <table:table-cell table:style-name="Tabuľka1.A4" office:value-type="string">
            <text:p text:style-name="P17">25. 3. 08</text:p>
          </table:table-cell>
          <table:table-cell table:style-name="Tabuľka1.A2" office:value-type="string">
            <text:p text:style-name="P17">21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8.1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4" office:value-type="string">
            <text:p text:style-name="P17">15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1</text:p>
          </table:table-cell>
          <table:table-cell table:style-name="Tabuľka1.A4" office:value-type="string">
            <text:p text:style-name="P17">PC, JHE</text:p>
          </table:table-cell>
          <table:table-cell table:style-name="Tabuľka1.A2" office:value-type="string">
            <text:p text:style-name="P19">doplnenie CSS štýlov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23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9.2</text:p>
          </table:table-cell>
          <table:table-cell table:style-name="Tabuľka1.A4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9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9">importovanie dát z dumpu databázy systému YonBan</text:p>
          </table:table-cell>
          <table:table-cell table:style-name="Tabuľka1.A2" office:value-type="string">
            <text:p text:style-name="P17">15. 4. 08</text:p>
          </table:table-cell>
          <table:table-cell table:style-name="Tabuľka1.A4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0.1</text:p>
          </table:table-cell>
          <table:table-cell table:style-name="Tabuľka3.A2" office:value-type="string">
            <text:p text:style-name="P17">PC</text:p>
          </table:table-cell>
          <table:table-cell table:style-name="Tabuľka3.A2" office:value-type="string">
            <text:p text:style-name="P20">dokončiť úpravu exportu životopis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2</text:p>
          </table:table-cell>
          <table:table-cell table:style-name="Tabuľka3.A2" office:value-type="string">
            <text:p text:style-name="P17">JHE</text:p>
          </table:table-cell>
          <table:table-cell table:style-name="Tabuľka3.A2" office:value-type="string">
            <text:p text:style-name="P20">úprava CSS štýlu nových častí systému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3</text:p>
          </table:table-cell>
          <table:table-cell table:style-name="Tabuľka3.A2" office:value-type="string">
            <text:p text:style-name="P17">PF</text:p>
          </table:table-cell>
          <table:table-cell table:style-name="Tabuľka3.A2" office:value-type="string">
            <text:p text:style-name="P20">vytvoriť zmysluplné dopyty nad DB pre generovanie štatistík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  <table:table-row>
          <table:table-cell table:style-name="Tabuľka3.A2" office:value-type="string">
            <text:p text:style-name="P15">20.4</text:p>
          </table:table-cell>
          <table:table-cell table:style-name="Tabuľka3.A2" office:value-type="string">
            <text:p text:style-name="P17">JHO</text:p>
          </table:table-cell>
          <table:table-cell table:style-name="Tabuľka3.A2" office:value-type="string">
            <text:p text:style-name="P20">doplniť do nových <text:span text:style-name="T4">controllerov</text:span> <text:span text:style-name="T4">security</text:span> a <text:span text:style-name="T4">logged</text:span> kontroly</text:p>
          </table:table-cell>
          <table:table-cell table:style-name="Tabuľka3.A2" office:value-type="string">
            <text:p text:style-name="P15">22. 4. 08</text:p>
          </table:table-cell>
          <table:table-cell table:style-name="Tabuľka3.E2" office:value-type="string">
            <text:p text:style-name="P15">29. 4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19T21:20:55</dc:date>
    <meta:editing-cycles>50</meta:editing-cycles>
    <meta:editing-duration>P1DT4H21M1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24" meta:word-count="358" meta:character-count="2087"/>
  </office:meta>
</office:document-meta>
</file>